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inherit" svg:font-family="inherit"/>
    <style:font-face style:name="Menlo-Italic" svg:font-family="Menlo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6cm" table:align="left"/>
    </style:style>
    <style:style style:name="Table1.A" style:family="table-column">
      <style:table-column-properties style:column-width="5.186cm"/>
    </style:style>
    <style:style style:name="Table1.B" style:family="table-column">
      <style:table-column-properties style:column-width="10.414cm"/>
    </style:style>
    <style:style style:name="Table1.A1" style:family="table-cell">
      <style:table-cell-properties style:vertical-align="middle" fo:background-color="#f0f5fa" fo:padding="0.049cm" fo:border="none">
        <style:background-image/>
      </style:table-cell-properties>
    </style:style>
    <style:style style:name="Table1.A2" style:family="table-cell">
      <style:table-cell-properties style:vertical-align="middle" fo:background-color="#fbfcfe" fo:padding="0.049cm" fo:border="none">
        <style:background-image/>
      </style:table-cell-properties>
    </style:style>
    <style:style style:name="Table2" style:family="table">
      <style:table-properties style:width="15.6cm" table:align="left"/>
    </style:style>
    <style:style style:name="Table2.A" style:family="table-column">
      <style:table-column-properties style:column-width="5.186cm"/>
    </style:style>
    <style:style style:name="Table2.B" style:family="table-column">
      <style:table-column-properties style:column-width="10.414cm"/>
    </style:style>
    <style:style style:name="Table2.A1" style:family="table-cell">
      <style:table-cell-properties style:vertical-align="middle" fo:background-color="#f0f5fa" fo:padding="0.049cm" fo:border="none">
        <style:background-image/>
      </style:table-cell-properties>
    </style:style>
    <style:style style:name="Table2.A2" style:family="table-cell">
      <style:table-cell-properties style:vertical-align="middle" fo:background-color="#fbfcfe" fo:padding="0.049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04aa14" officeooo:paragraph-rsid="0004aa14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00b3a6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00b3a6" officeooo:paragraph-rsid="0004aa14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b3a6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b3a6" officeooo:paragraph-rsid="0004aa14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f59a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f59a" officeooo:paragraph-rsid="0004aa14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00f59a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4aa14" officeooo:paragraph-rsid="0004aa14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00f59a" officeooo:paragraph-rsid="0004aa14" style:font-size-asian="11.3500003814697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6699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color="#2e4d69" style:font-name="Times New Roman" fo:font-size="18pt" fo:font-weight="bold" style:font-size-asian="18pt" style:font-size-complex="18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color="#2e4d69" style:font-name="Times New Roman" fo:font-size="18pt" fo:font-weight="bold" officeooo:paragraph-rsid="000b4b7e" style:font-size-asian="18pt" style:font-size-complex="18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rsid="0000b3a6" officeooo:paragraph-rsid="0000b3a6" style:font-size-asian="18pt" style:font-size-complex="18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rsid="0000b3a6" officeooo:paragraph-rsid="000b4b7e" style:font-size-asian="18pt" style:font-size-complex="18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paragraph-rsid="0000b3a6" style:font-size-asian="18pt" style:font-size-complex="18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paragraph-rsid="000b4b7e" style:font-size-asian="18pt" style:font-size-complex="18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Times New Roman" fo:font-size="18pt" fo:font-weight="bold" officeooo:rsid="000b4b7e" officeooo:paragraph-rsid="000b4b7e" style:font-size-asian="18pt" style:font-size-complex="18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000000" style:font-name="Times New Roman" fo:font-size="18pt" style:font-size-asian="18pt" style:font-size-complex="18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000000" style:font-name="Times New Roman" fo:font-size="18pt" officeooo:paragraph-rsid="000b4b7e" style:font-size-asian="18pt" style:font-size-complex="18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a83bf" officeooo:paragraph-rsid="000a83b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b3a6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b3a6" officeooo:paragraph-rsid="0004aa14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00b3a6" officeooo:paragraph-rsid="0000b3a6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f59a" officeooo:paragraph-rsid="0004aa14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0f59a" officeooo:paragraph-rsid="0012c5e7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00f59a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0b4b7e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b4b7e" officeooo:paragraph-rsid="000b4b7e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00f59a" officeooo:paragraph-rsid="0000f59a" style:font-size-asian="15.75pt" style:font-style-asian="italic" style:font-weight-asian="normal" style:font-size-complex="18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00f59a" officeooo:paragraph-rsid="0000f59a" style:font-size-asian="15.75pt" style:font-style-asian="italic" style:font-weight-asian="normal" style:font-size-complex="18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04aa14" officeooo:paragraph-rsid="0004aa14" style:font-size-asian="15.75pt" style:font-style-asian="italic" style:font-weight-asian="normal" style:font-size-complex="18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00b3a6" officeooo:paragraph-rsid="000b4b7e" style:font-size-asian="15.75pt" style:font-style-asian="italic" style:font-weight-asian="normal" style:font-size-complex="18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00b3a6" officeooo:paragraph-rsid="0000b3a6" style:font-size-asian="15.75pt" style:font-style-asian="italic" style:font-weight-asian="normal" style:font-size-complex="18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b3a6" officeooo:paragraph-rsid="0000b3a6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00f59a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0b4b7e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12c5e7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04aa14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f59a" officeooo:paragraph-rsid="001300eb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4aa14" officeooo:paragraph-rsid="0004aa14" style:font-size-asian="15pt" style:font-style-asian="normal" style:font-weight-asian="normal" style:font-size-complex="15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4aa14" officeooo:paragraph-rsid="0012c5e7" style:font-size-asian="15pt" style:font-style-asian="normal" style:font-weight-asian="normal" style:font-size-complex="15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0cda67" style:font-size-asian="15pt" style:font-style-asian="normal" style:font-weight-asian="normal" style:font-size-complex="15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0e9084" style:font-size-asian="15pt" style:font-style-asian="normal" style:font-weight-asian="normal" style:font-size-complex="15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0f09e2" style:font-size-asian="15pt" style:font-style-asian="normal" style:font-weight-asian="normal" style:font-size-complex="15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da67" officeooo:paragraph-rsid="0012c5e7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position="super 58%" officeooo:rsid="000a4b27"/>
    </style:style>
    <style:style style:name="T2" style:family="text">
      <style:text-properties style:text-underline-style="none"/>
    </style:style>
    <style:style style:name="T3" style:family="text">
      <style:text-properties fo:font-weight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0cda67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12c5e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0b3a6"/>
    </style:style>
    <style:style style:name="T10" style:family="text">
      <style:text-properties officeooo:rsid="00065b96"/>
    </style:style>
    <style:style style:name="T11" style:family="text">
      <style:text-properties officeooo:rsid="00084d5a"/>
    </style:style>
    <style:style style:name="T12" style:family="text">
      <style:text-properties officeooo:rsid="000a83bf"/>
    </style:style>
    <style:style style:name="T13" style:family="text">
      <style:text-properties officeooo:rsid="000b4b7e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officeooo:rsid="0012c5e7" style:font-size-asian="15pt" style:font-size-complex="15pt"/>
    </style:style>
    <style:style style:name="T1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7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18" style:family="text">
      <style:text-properties officeooo:rsid="000cda67"/>
    </style:style>
    <style:style style:name="T19" style:family="text">
      <style:text-properties officeooo:rsid="000e53de"/>
    </style:style>
    <style:style style:name="T20" style:family="text">
      <style:text-properties officeooo:rsid="0012c5e7"/>
    </style:style>
    <style:style style:name="T21" style:family="text">
      <style:text-properties officeooo:rsid="001300eb"/>
    </style:style>
    <style:style style:name="T22" style:family="text">
      <style:text-properties officeooo:rsid="0015582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UFR Sciences<text:tab/>/ <text:span text:style-name="T11">CERI</text:span><text:tab/><text:tab/><text:tab/><text:tab/><text:tab/><text:tab/><text:tab/><text:tab/><text:tab/> <text:s text:c="2"/>Vivier Simon</text:p>
      <text:p text:style-name="Standard">Licence Informatique<text:tab/><text:tab/><text:tab/><text:tab/><text:tab/><text:tab/><text:tab/><text:tab/><text:tab/> <text:s text:c="2"/>Dapp Maxime</text:p>
      <text:p text:style-name="Standard">2<text:span text:style-name="T1">ème</text:span> année<text:tab/><text:tab/><text:tab/><text:tab/><text:tab/><text:tab/><text:tab/><text:tab/><text:tab/><text:tab/> <text:s text:c="3"/>Marlière Jean</text:p>
      <text:p text:style-name="Standard">Génie Logi<text:span text:style-name="T10">c</text:span>iel<text:tab/><text:tab/><text:tab/><text:tab/><text:tab/><text:tab/><text:tab/><text:tab/> <text:s text:c="2"/>Personnettaz Clé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Dossier de</text:p>
      <text:p text:style-name="P19">Tes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/>
      <text:p text:style-name="P2">Sommaire</text:p>
      <text:p text:style-name="P4"/>
      <text:p text:style-name="P3"/>
      <text:list xml:id="list3238710249254277049" text:style-name="L1">
        <text:list-item>
          <text:list>
            <text:list-item>
              <text:list>
                <text:list-item>
                  <text:p text:style-name="P29">I<text:span text:style-name="T12">NTRODUCTION</text:span></text:p>
                  <text:p text:style-name="P29"/>
                </text:list-item>
                <text:list-item>
                  <text:p text:style-name="P29">S<text:span text:style-name="T12">ERIES DE TESTS</text:span></text:p>
                  <text:p text:style-name="P29"/>
                </text:list-item>
              </text:list>
            </text:list-item>
          </text:list>
        </text:list-item>
      </text:list>
      <text:p text:style-name="P3"><text:span text:style-name="T2"><text:tab/><text:tab/></text:span><text:span text:style-name="T4">a) <text:s/>Tests sur FullMatrix.cpp</text:span></text:p>
      <text:p text:style-name="P6"><text:tab/><text:tab/>b) <text:s/>Tests sur SparseMatrix.cpp</text:p>
      <text:p text:style-name="P6"><text:tab/><text:tab/>c) <text:s/>Tests sur Matrix.cpp</text:p>
      <text:p text:style-name="P6"/>
      <text:list xml:id="list130402995553517" text:continue-numbering="true" text:style-name="L1">
        <text:list-item>
          <text:list>
            <text:list-item>
              <text:list>
                <text:list-item>
                  <text:p text:style-name="P30">CONCLUSIONS</text:p>
                </text:list-item>
              </text:list>
            </text:list-item>
          </text:list>
        </text:list-item>
      </text:list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<text:span text:style-name="T2"><text:tab/><text:tab/></text:span>1. Introduction</text:p>
      <text:p text:style-name="P7"/>
      <text:p text:style-name="P47"><text:tab/>L'objectif de ce document est de fournir le suivi des tests effectués ainsi que l<text:span text:style-name="T13">es</text:span> performances <text:span text:style-name="T13">observées</text:span>. Les tests seront donc d<text:span text:style-name="T9">é</text:span>cri<text:span text:style-name="T9">t</text:span>s un à un, avec pour chacun un but précis et enfin une fois le module prêt, débuggé, on lui soumet un test de performance.</text:p>
      <text:p text:style-name="P47"/>
      <text:p text:style-name="P47"><text:tab/>Les tests, <text:span text:style-name="T19">comprenant création de matrice 1000x1000 aléatoire et sauvegarde dans un fichier,</text:span> ont été <text:span text:style-name="T13">e</text:span>ffectués sur <text:span text:style-name="T13">différentes</text:span> machine<text:span text:style-name="T13">s,</text:span> ayant l<text:span text:style-name="T13">es</text:span> configuration<text:span text:style-name="T13">s</text:span> suivante<text:span text:style-name="T13">s</text:span> : </text:p>
      <text:p text:style-name="P47"/>
      <text:p text:style-name="P47"><text:tab/><text:span text:style-name="T13">Machine n°1 : Ordinateur du CERI.</text:span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<text:s/><text:span text:style-name="T13">OS</text:span></text:p>
          </table:table-cell>
          <table:table-cell table:style-name="Table1.A1" office:value-type="string">
            <text:p text:style-name="P22">Ubuntu 13.04 (x32)</text:p>
          </table:table-cell>
        </table:table-row>
        <table:table-row>
          <table:table-cell table:style-name="Table1.A2" office:value-type="string">
            <text:p text:style-name="P20">Processeur</text:p>
          </table:table-cell>
          <table:table-cell table:style-name="Table1.A2" office:value-type="string">
            <text:p text:style-name="P22">Intel® Core™ i3-2120 CPU</text:p>
            <text:p text:style-name="P27"><text:span text:style-name="T3">Fréquence mesurée (core0)</text:span>: 3.<text:span text:style-name="T9">3</text:span>0 GHz<text:line-break/><text:span text:style-name="T3">Nombre de coeurs</text:span>: <text:span text:style-name="T9">2</text:span> physique(s), <text:span text:style-name="T9">2</text:span> logique(s)</text:p>
          </table:table-cell>
        </table:table-row>
        <table:table-row>
          <table:table-cell table:style-name="Table1.A1" office:value-type="string">
            <text:p text:style-name="P20">Mémoire</text:p>
          </table:table-cell>
          <table:table-cell table:style-name="Table1.A1" office:value-type="string">
            <text:p text:style-name="P24"><text:span text:style-name="T9">4</text:span> Go de mémoire</text:p>
          </table:table-cell>
        </table:table-row>
        <table:table-row>
          <table:table-cell table:style-name="Table1.A2" office:value-type="string">
            <text:p text:style-name="P20">Carte Graphique</text:p>
          </table:table-cell>
          <table:table-cell table:style-name="Table1.A2" office:value-type="string">
            <text:p text:style-name="P22">Chipset : Intel® Sandybridge Desktop</text:p>
          </table:table-cell>
        </table:table-row>
        <table:table-row>
          <table:table-cell table:style-name="Table1.A1" office:value-type="string">
            <text:p text:style-name="P20">Disque dur</text:p>
          </table:table-cell>
          <table:table-cell table:style-name="Table1.A1" office:value-type="string">
            <text:p text:style-name="P24">Disque dur de <text:span text:style-name="T9">241,8 Go</text:span></text:p>
          </table:table-cell>
        </table:table-row>
      </table:table>
      <text:p text:style-name="P9"/>
      <text:p text:style-name="P41"><text:tab/><text:span text:style-name="T14">Machine n°2 : Macbook Pro</text:span></text:p>
      <text:p text:style-name="P9"><text:tab/></text:p>
      <text:p text:style-name="P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<text:s/><text:span text:style-name="T13">OS</text:span></text:p>
          </table:table-cell>
          <table:table-cell table:style-name="Table2.A1" office:value-type="string">
            <text:p text:style-name="P23"><text:span text:style-name="T13">OS X 10.9.2</text:span> </text:p>
          </table:table-cell>
        </table:table-row>
        <table:table-row>
          <table:table-cell table:style-name="Table2.A2" office:value-type="string">
            <text:p text:style-name="P21">Processeur</text:p>
          </table:table-cell>
          <table:table-cell table:style-name="Table2.A2" office:value-type="string">
            <text:p text:style-name="P23">Intel® Core™ i<text:span text:style-name="T13">7</text:span></text:p>
            <text:p text:style-name="P28"><text:span text:style-name="T3">Fréquence mesurée (core0)</text:span>: <text:span text:style-name="T13">2.6</text:span> GHz<text:line-break/><text:span text:style-name="T3">Nombre de coeurs</text:span>: <text:span text:style-name="T13">4</text:span> physique(s), <text:span text:style-name="T13">4</text:span> logique(s)</text:p>
          </table:table-cell>
        </table:table-row>
        <table:table-row>
          <table:table-cell table:style-name="Table2.A1" office:value-type="string">
            <text:p text:style-name="P21">Mémoire</text:p>
          </table:table-cell>
          <table:table-cell table:style-name="Table2.A1" office:value-type="string">
            <text:p text:style-name="P25"><text:span text:style-name="T13">8</text:span> Go <text:span text:style-name="T13">@ 1600 Mhz DDR3</text:span></text:p>
          </table:table-cell>
        </table:table-row>
        <table:table-row>
          <table:table-cell table:style-name="Table2.A2" office:value-type="string">
            <text:p text:style-name="P21">Carte Graphique</text:p>
          </table:table-cell>
          <table:table-cell table:style-name="Table2.A2" office:value-type="string">
            <text:p text:style-name="P26">Nvidia GT650M</text:p>
          </table:table-cell>
        </table:table-row>
        <table:table-row>
          <table:table-cell table:style-name="Table2.A1" office:value-type="string">
            <text:p text:style-name="P21">Disque dur</text:p>
          </table:table-cell>
          <table:table-cell table:style-name="Table2.A1" office:value-type="string">
            <text:p text:style-name="P25">Disque dur de <text:span text:style-name="T13">1To</text:span></text:p>
          </table:table-cell>
        </table:table-row>
      </table:table>
      <text:p text:style-name="P45"><text:soft-page-break/></text:p>
      <text:p text:style-name="P46">A) Tests de FullMatrix</text:p>
      <text:p text:style-name="P35"><text:span text:style-name="T14"/></text:p>
      <text:p text:style-name="P48"/>
      <text:p text:style-name="P48"><text:tab/>FullMatrix est notre classe permettant de créer une matrice pleine de plusieurs façons (copie, initialisation, à partir d'un fichier...) et de tous les eléments pour la gérer :</text:p>
      <text:p text:style-name="P50"><text:tab/><text:tab/></text:p>
      <text:p text:style-name="P50"><text:tab/><text:tab/>- <text:span text:style-name="T13">A</text:span>ddition<text:span text:style-name="T13">s</text:span></text:p>
      <text:p text:style-name="P50"><text:tab/><text:tab/>- <text:span text:style-name="T13">A</text:span>jout<text:span text:style-name="T13">s</text:span></text:p>
      <text:p text:style-name="P50"><text:tab/><text:tab/>- <text:span text:style-name="T13">S</text:span>oustraction<text:span text:style-name="T13">s </text:span></text:p>
      <text:p text:style-name="P50"><text:span text:style-name="T13"><text:tab/><text:tab/>- R</text:span>etrait<text:span text:style-name="T13">s</text:span> </text:p>
      <text:p text:style-name="P50"><text:span text:style-name="T13"><text:tab/><text:tab/>- M</text:span>ultiplication<text:span text:style-name="T13">s</text:span> </text:p>
      <text:p text:style-name="P50"><text:span text:style-name="T13"><text:tab/><text:tab/>- S</text:span>ysteme de sauvegarde</text:p>
      <text:p text:style-name="P51"><text:tab/><text:tab/>- <text:span text:style-name="T20">Gé</text:span>nér<text:span text:style-name="T20">ation</text:span> aléatoire</text:p>
      <text:p text:style-name="P50"/>
      <text:p text:style-name="P49"><text:tab/>Une matrice pleine est une matrice classique où tous les éléments, <text:span text:style-name="T18">même nuls,</text:span> sont représenté<text:span text:style-name="T18">s</text:span> dans la matrice.</text:p>
      <text:p text:style-name="P49"/>
      <text:p text:style-name="P49"><text:tab/><text:span text:style-name="T5">Problèmes </text:span><text:span text:style-name="T6">rencontrés et</text:span><text:span text:style-name="T5"> solutions </text:span><text:span text:style-name="T6">appliquées</text:span><text:span text:style-name="T5"> : </text:span></text:p>
      <text:p text:style-name="P49"/>
      <text:p text:style-name="P49"><text:tab/>Sachant que les matrices pleines ont été considérées comme des matrices traditionelles, nous les avons donc représentées comme telles. Ainsi un tableau dynamique à 2 dimensions a suffi à les représenter. <text:span text:style-name="T18">Aucun problème particulier n'a été rencontré lors du développement de ce module.</text:span></text:p>
      <text:p text:style-name="P49"/>
      <text:p text:style-name="P49"><text:tab/><text:span text:style-name="T8">Tests de performance : </text:span></text:p>
      <text:p text:style-name="P49"><text:span text:style-name="T8"/></text:p>
      <text:p text:style-name="P56"><text:span text:style-name="T8"><text:tab/></text:span>Machine n°1 : </text:p>
      <text:p text:style-name="P56"/>
      <text:p text:style-name="P56"><text:tab/>Machine n°2 : </text:p>
      <text:p text:style-name="P56"><text:tab/><text:tab/><text:span text:style-name="T19">Additions :<text:tab/></text:span></text:p>
      <text:p text:style-name="P56"><text:tab/><text:tab/><text:tab/><text:span text:style-name="T19">Temps réel : 0.097s</text:span></text:p>
      <text:p text:style-name="P56"><text:tab/><text:tab/><text:tab/><text:span text:style-name="T19">Temps utilisateur : 0.091s</text:span></text:p>
      <text:p text:style-name="P56"><text:tab/><text:tab/><text:tab/><text:span text:style-name="T19">Temps système : 0.004s</text:span></text:p>
      <text:p text:style-name="P56"/>
      <text:p text:style-name="P56"><text:tab/><text:tab/><text:span text:style-name="T19">Ajouts :</text:span></text:p>
      <text:p text:style-name="P57"><text:tab/><text:tab/><text:tab/><text:span text:style-name="T19">Temps réel : 0.093s</text:span></text:p>
      <text:p text:style-name="P57"><text:tab/><text:tab/><text:tab/><text:span text:style-name="T19">Temps utilisateur : 0.088s</text:span></text:p>
      <text:p text:style-name="P57"><text:tab/><text:tab/><text:tab/><text:span text:style-name="T19">Temps système : 0.004s</text:span></text:p>
      <text:p text:style-name="P57"/>
      <text:p text:style-name="P56"><text:soft-page-break/><text:tab/><text:tab/><text:span text:style-name="T19">Soustractions :</text:span></text:p>
      <text:p text:style-name="P58"><text:tab/><text:tab/><text:tab/><text:span text:style-name="T19">Temps réel : 0.096s</text:span></text:p>
      <text:p text:style-name="P58"><text:tab/><text:tab/><text:tab/><text:span text:style-name="T19">Temps utilisateur : 0.091s</text:span></text:p>
      <text:p text:style-name="P58"><text:tab/><text:tab/><text:tab/><text:span text:style-name="T19">Temps système : 0.004s</text:span></text:p>
      <text:p text:style-name="P58"/>
      <text:p text:style-name="P56"><text:tab/><text:tab/><text:span text:style-name="T19">Retraits :</text:span></text:p>
      <text:p text:style-name="P58"><text:tab/><text:tab/><text:tab/><text:span text:style-name="T19">Temps réel : 0.102s</text:span></text:p>
      <text:p text:style-name="P58"><text:tab/><text:tab/><text:tab/><text:span text:style-name="T19">Temps utilisateur : 0.096s</text:span></text:p>
      <text:p text:style-name="P58"><text:tab/><text:tab/><text:tab/><text:span text:style-name="T19">Temps système : 0.005s</text:span></text:p>
      <text:p text:style-name="P58"/>
      <text:p text:style-name="P56"><text:tab/><text:tab/><text:span text:style-name="T19">Multiplications : </text:span></text:p>
      <text:p text:style-name="P55"><text:tab/><text:tab/><text:tab/><text:span text:style-name="T19">Temps réel : 40.457s</text:span></text:p>
      <text:p text:style-name="P59"><text:tab/><text:tab/><text:tab/><text:span text:style-name="T19">Temps utilisateur : 40.440s</text:span></text:p>
      <text:p text:style-name="P59"><text:tab/><text:tab/><text:tab/><text:span text:style-name="T19">Temps système : 0.015s</text:span></text:p>
      <text:p text:style-name="P54"/>
      <text:p text:style-name="P49"><text:tab/><text:span text:style-name="T7">En c</text:span><text:span text:style-name="T5">onclusion :</text:span></text:p>
      <text:p text:style-name="P49"/>
      <text:p text:style-name="P49"><text:tab/><text:span text:style-name="T20">La multiplication est la plus lente des opérations sur FullMatrix. Celà est causé par le fait qu'est nécessaire d'effectuer plus d'opérations d'accès sur les matrices.</text:span></text:p>
      <text:p text:style-name="P49"/>
      <text:p text:style-name="P49"/>
      <text:p text:style-name="P49"/>
      <text:p text:style-name="P4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42">B) Tests de SparseMatrix</text:p>
      <text:p text:style-name="P10"/>
      <text:p text:style-name="P10"/>
      <text:p text:style-name="P12"><text:tab/><text:span text:style-name="T17">Introduction :</text:span></text:p>
      <text:p text:style-name="P12"/>
      <text:p text:style-name="P12"><text:tab/><text:span text:style-name="T14">SparseMatrix est notre classe permettant de créer une matrice creuse de plusieurs façons (copie, initialisation, a partir d'un fichier...), et </text:span><text:span text:style-name="T15">comprenant</text:span><text:span text:style-name="T14"> tous les eléments pour la gérer :</text:span></text:p>
      <text:p text:style-name="P12"><text:span text:style-name="T14"/></text:p>
      <text:p text:style-name="P51"><text:tab/><text:tab/>- <text:span text:style-name="T13">A</text:span>ddition<text:span text:style-name="T13">s</text:span></text:p>
      <text:p text:style-name="P51"><text:tab/><text:tab/>- <text:span text:style-name="T13">A</text:span>jout<text:span text:style-name="T13">s</text:span></text:p>
      <text:p text:style-name="P51"><text:tab/><text:tab/>- <text:span text:style-name="T13">S</text:span>oustraction<text:span text:style-name="T13">s </text:span></text:p>
      <text:p text:style-name="P51"><text:span text:style-name="T13"><text:tab/><text:tab/>- R</text:span>etrait<text:span text:style-name="T13">s</text:span> </text:p>
      <text:p text:style-name="P51"><text:span text:style-name="T13"><text:tab/><text:tab/>- M</text:span>ultiplication<text:span text:style-name="T13">s</text:span> </text:p>
      <text:p text:style-name="P51"><text:span text:style-name="T13"><text:tab/><text:tab/>- S</text:span>ysteme de sauvegarde</text:p>
      <text:p text:style-name="P51"><text:tab/><text:tab/>- <text:span text:style-name="T20">Gé</text:span>nér<text:span text:style-name="T20">ation</text:span> aléatoire</text:p>
      <text:p text:style-name="P51"/>
      <text:p text:style-name="P52"><text:tab/>Une matrice creuse est une matrice classique où <text:span text:style-name="T21">uniquement</text:span> les éléments qui ne sont pas des 0 sont représenté<text:span text:style-name="T21">s</text:span> dans la matrice. Cela a été <text:span text:style-name="T21">e</text:span>ffectué grâce a une map sur une pai<text:span text:style-name="T21">r</text:span>e de int(ligne, colonne) et un autre int (valeur), qui enregistrent uniquement les cases où il y a une valeur différente de 0. Cela <text:span text:style-name="T21">n'</text:span>est vraiment utile que lorsque les matrices sont très peu remplies <text:span text:style-name="T21">(de l'ordre de moins de 1% par exemple)</text:span>.</text:p>
      <text:p text:style-name="P49"/>
      <text:p text:style-name="P53"><text:tab/><text:span text:style-name="T5">Problèmes </text:span><text:span text:style-name="T6">rencontrés et</text:span><text:span text:style-name="T5"> solutions </text:span><text:span text:style-name="T6">appliquées</text:span><text:span text:style-name="T5"> : </text:span></text:p>
      <text:p text:style-name="P49"/>
      <text:p text:style-name="P49"><text:tab/>- Le temps de calcul lors de la multiplication était très grand (plus de 20 minutes) lors de la multiplication en O3 sur une matrice 1000x1000. Cela a été résolu en <text:span text:style-name="T21">optimisant </text:span>la quantité de calcul<text:span text:style-name="T21">s nécessaires.</text:span></text:p>
      <text:p text:style-name="P49"/>
      <text:p text:style-name="P37"><text:tab/><text:span text:style-name="T16">Tests de performance : </text:span></text:p>
      <text:p text:style-name="P51"><text:span text:style-name="T8"/></text:p>
      <text:p text:style-name="P59"><text:span text:style-name="T8"><text:tab/></text:span>Machine n°1 : </text:p>
      <text:p text:style-name="P59"/>
      <text:p text:style-name="P59"><text:tab/>Machine n°2 : </text:p>
      <text:p text:style-name="P59"><text:tab/><text:tab/><text:span text:style-name="T19">Additions :<text:tab/></text:span></text:p>
      <text:p text:style-name="P59"><text:tab/><text:tab/><text:tab/><text:span text:style-name="T19">Temps réel : 1.992s</text:span></text:p>
      <text:p text:style-name="P59"><text:tab/><text:tab/><text:tab/><text:span text:style-name="T19">Temps utilisateur : 1.963s</text:span></text:p>
      <text:p text:style-name="P59"><text:tab/><text:tab/><text:tab/><text:span text:style-name="T19">Temps système : 0.028s</text:span></text:p>
      <text:p text:style-name="P59"/>
      <text:p text:style-name="P59"><text:soft-page-break/><text:tab/><text:tab/><text:span text:style-name="T19">Ajouts :</text:span></text:p>
      <text:p text:style-name="P59"><text:tab/><text:tab/><text:tab/><text:span text:style-name="T19">Temps réel : 2.037s</text:span></text:p>
      <text:p text:style-name="P59"><text:tab/><text:tab/><text:tab/><text:span text:style-name="T19">Temps utilisateur : 2.008s</text:span></text:p>
      <text:p text:style-name="P59"><text:tab/><text:tab/><text:tab/><text:span text:style-name="T19">Temps système : 0.027s</text:span></text:p>
      <text:p text:style-name="P59"/>
      <text:p text:style-name="P59"><text:tab/><text:tab/><text:span text:style-name="T19">Multiplications : </text:span></text:p>
      <text:p text:style-name="P55"><text:tab/><text:tab/><text:tab/><text:span text:style-name="T19">Temps réel : 9.871s</text:span></text:p>
      <text:p text:style-name="P59"><text:tab/><text:tab/><text:tab/><text:span text:style-name="T19">Temps utilisateur : 9.834s</text:span></text:p>
      <text:p text:style-name="P59"><text:tab/><text:tab/><text:tab/><text:span text:style-name="T19">Temps système : 0.036s</text:span></text:p>
      <text:p text:style-name="P55"/>
      <text:p text:style-name="P51"><text:tab/><text:span text:style-name="T7">En c</text:span><text:span text:style-name="T5">onclusion :</text:span></text:p>
      <text:p text:style-name="P51"/>
      <text:p text:style-name="P51"><text:tab/><text:span text:style-name="T22">Suite aux optimisations apportées à la multiplication, celle-ci prend moins de 10 secondes sur des matrices 1000x1000.</text:span></text:p>
      <text:p text:style-name="P51"/>
      <text:p text:style-name="P51"/>
      <text:p text:style-name="P51"/>
      <text:p text:style-name="P5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43"/>
      <text:p text:style-name="P44">C) Tests de Matrix</text:p>
      <text:p text:style-name="P11"/>
      <text:p text:style-name="P11"/>
      <text:p text:style-name="P13"><text:tab/>* Introduction :</text:p>
      <text:p text:style-name="P13"/>
      <text:p text:style-name="P13"><text:tab/>Matrix est notre classe permettant de créer une matrice, qui sera soit pleine soit creuse, de plusieurs façons (copie, initialisation, a partir d'un fichier...) et de tous les eléments pour la gérer :</text:p>
      <text:p text:style-name="P15">addition, ajout, soustraction, retrait, un systeme de sauvegarde... etc.</text:p>
      <text:p text:style-name="P15"><text:tab/></text:p>
      <text:p text:style-name="P15"/>
      <text:p text:style-name="P15"><text:tab/>*Problèmes solutions : </text:p>
      <text:p text:style-name="P15"/>
      <text:p text:style-name="P15"><text:tab/>- </text:p>
      <text:p text:style-name="P15"><text:tab/>- </text:p>
      <text:p text:style-name="P15"/>
      <text:p text:style-name="P15"><text:tab/>*Resultats des tests de performance : </text:p>
      <text:p text:style-name="P17">----------describ du test----------------</text:p>
      <text:p text:style-name="P15"/>
      <text:p text:style-name="P18">-----------------TABLEAU-----------------------------</text:p>
      <text:p text:style-name="P18"/>
      <text:p text:style-name="P15">---------------commentaires----------------------</text:p>
      <text:p text:style-name="P15"/>
      <text:p text:style-name="P15"><text:tab/>*Conclusion 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8">3.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inherit" svg:font-family="inherit"/>
    <style:font-face style:name="Menlo-Italic" svg:font-family="Menlo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8M27S</meta:editing-duration>
    <meta:editing-cycles>24</meta:editing-cycles>
    <meta:generator>LibreOffice/4.2.0.4$MacOSX_x86 LibreOffice_project/05dceb5d363845f2cf968344d7adab8dcfb2ba71</meta:generator>
    <dc:date>2015-05-29T13:04:02.879056000</dc:date>
    <meta:document-statistic meta:table-count="2" meta:image-count="0" meta:object-count="0" meta:page-count="9" meta:paragraph-count="123" meta:word-count="739" meta:character-count="4777" meta:non-whitespace-character-count="3932"/>
    <meta:user-defined meta:name="Info 1"/>
    <meta:user-defined meta:name="Info 2"/>
    <meta:user-defined meta:name="Info 3"/>
    <meta:user-defined meta:name="Info 4"/>
  </office:meta>
</office:document-meta>
</file>